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paragraph-rsid="0018abd1" style:font-weight-asian="bold"/>
    </style:style>
    <style:style style:name="P2" style:family="paragraph" style:parent-style-name="Standard">
      <style:text-properties fo:font-weight="bold" officeooo:paragraph-rsid="0018abd1" style:font-weight-asian="bold"/>
    </style:style>
    <style:style style:name="P3" style:family="paragraph" style:parent-style-name="Standard">
      <style:paragraph-properties fo:text-align="center" style:justify-single-word="false"/>
      <style:text-properties officeooo:paragraph-rsid="0018abd1"/>
    </style:style>
    <style:style style:name="P4" style:family="paragraph" style:parent-style-name="Standard">
      <style:paragraph-properties fo:line-height="150%" fo:text-align="justify" style:justify-single-word="false"/>
      <style:text-properties officeooo:paragraph-rsid="0018abd1"/>
    </style:style>
    <style:style style:name="P5" style:family="paragraph" style:parent-style-name="Standard">
      <style:paragraph-properties fo:margin-left="0in" fo:margin-right="0in" fo:line-height="150%" fo:text-align="justify" style:justify-single-word="false" fo:text-indent="0.4917in" style:auto-text-indent="false"/>
      <style:text-properties officeooo:paragraph-rsid="0018abd1"/>
    </style:style>
    <style:style style:name="P6" style:family="paragraph" style:parent-style-name="Standard" style:master-page-name="Standard">
      <style:paragraph-properties fo:text-align="center" style:justify-single-word="false" style:page-number="auto"/>
      <style:text-properties officeooo:paragraph-rsid="0018abd1"/>
    </style:style>
    <style:style style:name="T1" style:family="text">
      <style:text-properties fo:font-weight="bold" style:font-weight-asian="bold"/>
    </style:style>
    <style:style style:name="T2" style:family="text">
      <style:text-properties style:text-position="sub 58%" style:text-underline-style="solid" style:text-underline-width="auto" style:text-underline-color="font-color"/>
    </style:style>
    <style:style style:name="T3" style:family="text">
      <style:text-properties style:text-position="sub 58%" style:text-underline-style="solid" style:text-underline-width="auto" style:text-underline-color="font-color" fo:font-weight="bold" style:font-weight-asian="bold"/>
    </style:style>
    <style:style style:name="T4" style:family="text">
      <style:text-properties style:text-position="sub 58%" style:text-underline-style="solid" style:text-underline-width="auto" style:text-underline-color="font-color" officeooo:rsid="0018abd1"/>
    </style:style>
    <style:style style:name="T5" style:family="text">
      <style:text-properties fo:font-style="italic" style:font-style-asian="italic"/>
    </style:style>
    <style:style style:name="T6" style:family="text">
      <style:text-properties officeooo:rsid="0018abd1"/>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officeooo:rsid="0018abd1"/>
    </style:style>
    <style:style style:name="fr1" style:family="graphic" style:parent-style-name="Graphics">
      <style:graphic-properties fo:margin-left="0in" fo:margin-right="0in" fo:margin-top="0in" fo:margin-bottom="0in" style:wrap="run-through" style:number-wrapped-paragraphs="no-limit" style:vertical-pos="from-top" style:vertical-rel="page" style:horizontal-pos="from-left" style:horizontal-rel="page"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5.1764in" svg:y="6.6835in" svg:width="1.9811in" svg:height="0.5398in" draw:z-index="0">
        <draw:image xlink:href="https://lh6.googleusercontent.com/XMWModC3wzc9mBqGfeigCyn5vu2-a9qKGj_sLdsvKP-8lBsopuWaueK_KxEGByO91llXn3uTWFptgWHTgN9sM1dAYWslXzwsHAVq1GyGrZp3oVY8fiY" xlink:type="simple" xlink:show="embed" xlink:actuate="onLoad"/>
      </draw:frame>
      <text:p text:style-name="P6"><text:span text:style-name="T1">Prohlášení autora školního díla</text:span></text:p>
      <text:p text:style-name="P1"/>
      <text:p text:style-name="P2"/>
      <text:p text:style-name="Text_20_body"><text:span text:style-name="T1">Jméno, příjmení a UČO studenta:</text:span><text:span text:style-name="T7">__</text:span><text:span text:style-name="T8">M</text:span><text:span text:style-name="T7">arek Vantuch, 395609________________________________</text:span></text:p>
      <text:p text:style-name="P1"/>
      <text:p text:style-name="P3"/>
      <text:p text:style-name="P3"/>
      <text:p text:style-name="P4"><text:tab/>Beru na vědomí, že <text:span text:style-name="T5">Masarykova univerzita</text:span> může na základě zákona (§ 35 odst. 3 a 4 autorského zákona č. 121/2000 Sb.) užít mou kvalifikační práci nebo jiné mé školní dílo, které jsem jako autor vytvořil ke splnění svých studijních povinností vůči této vysoké škole, a to k výuce nebo k její vlastní vnitřní potřebě nikoli za účelem přímého nebo nepřímého obchodního nebo jiného hospodářského prospěchu. </text:p>
      <text:p text:style-name="P5">Vlastní vnitřní potřebou <text:span text:style-name="T5">Masarykovy univerzity</text:span> se rozumí užití díla nejen v původní podobě, ale též ve zpracované nebo jinak změněné podobě zahrnující též takové užití mého díla touto vysokou školou, které spočívá v zadání mého školního díla k dalšímu zpracování jinému studentovi této vysoké školy (členovi téže akademické obce) za účelem vytvoření další kvalifikační práce nebo jiného školního díla, které bude odvozené od mého díla při uvedení mého autorství, názvu mého díla a pramene; a to vše v souladu s rozvojem vzdělanosti na <text:span text:style-name="T5">Masarykově </text:span>univerzitě a zájmem této veřejné vysoké školy navazovat na výsledky mé práce a mé školní dílo dále rozpracovávat v téže akademické obci.</text:p>
      <text:p text:style-name="P5">Okolnosti hodné zvláštního zřetele z mé strany, například zájem o vlastní další rozpracování své kvalifikační práce na <text:span text:style-name="T5">Masarykově univerzitě</text:span> nebo jinde, jsem povinen sdělit této vysoké škole prostřednictvím studijního oddělení nejpozději při odevzdání kvalifikační práce.</text:p>
      <text:p text:style-name="P5"/>
      <text:p text:style-name="P5">V Brně dne__<text:span text:style-name="T8">19.10.2013</text:span>________ <text:s text:c="45"/>__<text:bookmark text:name="docs-internal-guid-2d7279bd-cf49-0311-6668-b2f0153532f0"/>_______________</text:p>
      <text:p text:style-name="P5"><text:s text:c="105"/>podpis studenta</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ek Vantuch</meta:initial-creator>
    <meta:creation-date>2013-10-19T12:53:19.341507717</meta:creation-date>
    <dc:date>2013-10-19T13:01:07.853581763</dc:date>
    <dc:creator>Marek Vantuch</dc:creator>
    <meta:editing-duration>P0D</meta:editing-duration>
    <meta:editing-cycles>1</meta:editing-cycles>
    <meta:document-statistic meta:table-count="0" meta:image-count="1" meta:object-count="0" meta:page-count="1" meta:paragraph-count="7" meta:word-count="223" meta:character-count="1686" meta:non-whitespace-character-count="1318"/>
    <meta:generator>LibreOffice/4.1.2.3$Linux_X86_64 LibreOffice_project/410$Build-3</meta:generator>
  </office:meta>
</office:document-meta>
</file>